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708in"/>
    </style:style>
    <style:style style:name="Table1.B" style:family="table-column">
      <style:table-column-properties style:column-width="1.7174in"/>
    </style:style>
    <style:style style:name="Table1.C" style:family="table-column">
      <style:table-column-properties style:column-width="1.5972in"/>
    </style:style>
    <style:style style:name="Table1.D" style:family="table-column">
      <style:table-column-properties style:column-width="2.207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size="18pt" style:font-size-asian="18pt" style:font-size-complex="18pt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Практическое задание по теме «Маркетинг продукта»</text:span></text:span></text:h>
      <text:p text:style-name="Text_20_body"><text:span text:style-name="Strong_20_Emphasis"/></text:p>
      <text:p text:style-name="Text_20_body"><text:span text:style-name="Strong_20_Emphasis">Компания:</text:span> Skyeng (онлайн-школа английского языка).</text:p>
      <text:p text:style-name="Horizontal_20_Line"/>
      <text:h text:style-name="Heading_20_4" text:outline-level="4"><text:span text:style-name="Strong_20_Emphasis">1. Анализ двух конкурентов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Параметры</text:span></text:p>
            </table:table-cell>
            <table:table-cell table:style-name="Table1.A1" office:value-type="string">
              <text:p text:style-name="Table_20_Heading"><text:span text:style-name="Strong_20_Emphasis">Skyeng</text:span></text:p>
            </table:table-cell>
            <table:table-cell table:style-name="Table1.A1" office:value-type="string">
              <text:p text:style-name="Table_20_Heading"><text:span text:style-name="Strong_20_Emphasis">Конкурент 1: EnglishDom</text:span></text:p>
            </table:table-cell>
            <table:table-cell table:style-name="Table1.A1" office:value-type="string">
              <text:p text:style-name="Table_20_Heading"><text:span text:style-name="Strong_20_Emphasis">Конкурент 2: Lingualeo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Цена</text:span></text:p>
          </table:table-cell>
          <table:table-cell table:style-name="Table1.A1" office:value-type="string">
            <text:p text:style-name="Table_20_Contents">От 700 руб./урок (пакеты занятий)</text:p>
          </table:table-cell>
          <table:table-cell table:style-name="Table1.A1" office:value-type="string">
            <text:p text:style-name="Table_20_Contents">От 650 руб./урок (скидки за пакеты)</text:p>
          </table:table-cell>
          <table:table-cell table:style-name="Table1.A1" office:value-type="string">
            <text:p text:style-name="Table_20_Contents">Подписка от 490 руб./мес. (самостоятельное обучение + некоторые уроки с преподавателем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Каналы продвижения</text:span></text:p>
          </table:table-cell>
          <table:table-cell table:style-name="Table1.A1" office:value-type="string">
            <text:p text:style-name="Table_20_Contents">- Таргетированная реклама (VK, YouTube)<text:line-break/>- Партнёрство с блогерами<text:line-break/>- Email-рассылки<text:line-break/>- Контент-маркетинг (блог, вебинары)</text:p>
          </table:table-cell>
          <table:table-cell table:style-name="Table1.A1" office:value-type="string">
            <text:p text:style-name="Table_20_Contents">- Реклама в соцсетях<text:line-break/>- Бесплатные вебинары<text:line-break/>- Партнёрские программы с корпоративными клиентами</text:p>
          </table:table-cell>
          <table:table-cell table:style-name="Table1.A1" office:value-type="string">
            <text:p text:style-name="Table_20_Contents">- Мобильная реклама (TikTok, игры)<text:line-break/>- Бесплатный контент в приложении<text:line-break/>- Партнёрства с онлайн-платформами (например, MyBook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География</text:span></text:p>
          </table:table-cell>
          <table:table-cell table:style-name="Table1.A1" office:value-type="string">
            <text:p text:style-name="Table_20_Contents">Россия, СНГ</text:p>
          </table:table-cell>
          <table:table-cell table:style-name="Table1.A1" office:value-type="string">
            <text:p text:style-name="Table_20_Contents">Россия, СНГ</text:p>
          </table:table-cell>
          <table:table-cell table:style-name="Table1.A1" office:value-type="string">
            <text:p text:style-name="Table_20_Contents">Россия, СНГ, Латинская Америка, Европа (многоязычная аудитория)</text:p>
          </table:table-cell>
        </table:table-row>
      </table:table>
      <text:p text:style-name="Horizontal_20_Line"/>
      <text:h text:style-name="Heading_20_4" text:outline-level="4"><text:span text:style-name="Strong_20_Emphasis">2. Портрет целевой аудитории (ЦА)</text:span></text:h>
      <text:list text:style-name="L1">
        <text:list-item>
          <text:p text:style-name="P2"><text:span text:style-name="Strong_20_Emphasis">Демография:</text:span></text:p>
          <text:list>
            <text:list-item>
              <text:p text:style-name="P2">Возраст: 18–35 лет.</text:p>
            </text:list-item>
            <text:list-item>
              <text:p text:style-name="P2">Пол: преимущественно женщины (60–70%).</text:p>
            </text:list-item>
            <text:list-item>
              <text:p text:style-name="P2">География: жители городов-миллионников (Москва, СПб, Минск, Алматы).</text:p>
            </text:list-item>
          </text:list>
        </text:list-item>
        <text:list-item>
          <text:p text:style-name="P2"><text:span text:style-name="Strong_20_Emphasis">Социально-профессиональный статус:</text:span></text:p>
          <text:list>
            <text:list-item>
              <text:p text:style-name="P2">Студенты, молодые специалисты, IT-работники, менеджеры среднего звена.</text:p>
            </text:list-item>
          </text:list>
        </text:list-item>
        <text:list-item>
          <text:p text:style-name="P2"><text:span text:style-name="Strong_20_Emphasis">Цели и потребности:</text:span></text:p>
          <text:list>
            <text:list-item>
              <text:p text:style-name="P2">Карьерный рост (английский для работы).</text:p>
            </text:list-item>
            <text:list-item>
              <text:p text:style-name="P2">Подготовка к экзаменам (IELTS, TOEFL).</text:p>
            </text:list-item>
            <text:list-item>
              <text:p text:style-name="P2">Путешествия и саморазвитие.</text:p>
            </text:list-item>
          </text:list>
        </text:list-item>
        <text:list-item>
          <text:p text:style-name="P2"><text:span text:style-name="Strong_20_Emphasis">Проблемы:</text:span></text:p>
          <text:list>
            <text:list-item>
              <text:p text:style-name="P2">Нехватка времени на офлайн-курсы.</text:p>
            </text:list-item>
            <text:list-item>
              <text:p text:style-name="P2">Страх живого общения на иностранном языке.</text:p>
            </text:list-item>
            <text:list-item>
              <text:p text:style-name="P2">Низкая мотивация для самостоятельного обучения.</text:p>
            </text:list-item>
          </text:list>
        </text:list-item>
      </text:list>
      <text:p text:style-name="Horizontal_20_Line"><text:soft-page-break/></text:p>
      <text:h text:style-name="Heading_20_4" text:outline-level="4"><text:span text:style-name="Strong_20_Emphasis">3. Уникальное торговое предложение (УТП)</text:span></text:h>
      <text:p text:style-name="Text_20_body"><text:span text:style-name="Strong_20_Emphasis">Новое УТП для Skyeng:</text:span><text:line-break/><text:span text:style-name="Emphasis">«Английский с гарантией трудоустройства: 90% наших учеников повышают доход или находят работу мечты через 6 месяцев обучения. Персональный карьерный коуч включен в каждый курс!»</text:span></text:p>
      <text:p text:style-name="Text_20_body"><text:span text:style-name="Strong_20_Emphasis">Обоснование:</text:span></text:p>
      <text:list text:style-name="L2">
        <text:list-item>
          <text:p text:style-name="P3">Решает ключевую потребность ЦА в карьерном росте.</text:p>
        </text:list-item>
        <text:list-item>
          <text:p text:style-name="P3">Добавляет ценность за счёт коучинга и гарантии результата.</text:p>
        </text:list-item>
        <text:list-item>
          <text:p text:style-name="P3">Выделяется на фоне конкурентов, которые редко связывают обучение с трудоустройством.</text:p>
        </text:list-item>
      </text:list>
      <text:p text:style-name="Horizontal_20_Line"/>
      <text:h text:style-name="Heading_20_4" text:outline-level="4"><text:span text:style-name="Strong_20_Emphasis">4. Инструменты интернет-маркетинга</text:span></text:h>
      <text:list text:style-name="L3">
        <text:list-item>
          <text:p text:style-name="P4"><text:span text:style-name="Strong_20_Emphasis">Таргетированная реклама в TikTok и Instagram</text:span></text:p>
          <text:list>
            <text:list-item>
              <text:p text:style-name="P4">Формат: короткие видео с историями успеха учеников.</text:p>
            </text:list-item>
            <text:list-item>
              <text:p text:style-name="P4">Цель: привлечение молодой аудитории через эмоциональный контент.</text:p>
            </text:list-item>
          </text:list>
        </text:list-item>
        <text:list-item>
          <text:p text:style-name="P4"><text:span text:style-name="Strong_20_Emphasis">SEO-оптимизация блога с кейсами трудоустройства</text:span></text:p>
          <text:list>
            <text:list-item>
              <text:p text:style-name="P4">Примеры запросов: «как выучить английский для работы», «английский для IT-специалистов».</text:p>
            </text:list-item>
          </text:list>
        </text:list-item>
        <text:list-item>
          <text:p text:style-name="P4"><text:span text:style-name="Strong_20_Emphasis">Вебинары с HR-экспертами</text:span></text:p>
          <text:list>
            <text:list-item>
              <text:p text:style-name="P4">Тематика: «Как пройти собеседование на английском», «Английский для удалённой работы в международной компании».</text:p>
            </text:list-item>
          </text:list>
        </text:list-item>
      </text:list>
      <text:p text:style-name="Horizontal_20_Line"/>
      <text:p text:style-name="Text_20_body"><text:span text:style-name="Strong_20_Emphasis">Итог:</text:span></text:p>
      <text:list text:style-name="L4">
        <text:list-item>
          <text:p text:style-name="P5">Анализ конкурентов помогает выявить рыночные ниши (например, карьерный уклон).</text:p>
        </text:list-item>
        <text:list-item>
          <text:p text:style-name="P5">УТП фокусируется на эмоциональной выгоде (трудоустройство) и усиливается инструментами интернет-маркетинга, которые работают с вовлечением ЦА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9:08:50.999079184</meta:creation-date>
    <dc:date>2025-03-21T19:11:04.994216235</dc:date>
    <meta:editing-duration>PT2M13S</meta:editing-duration>
    <meta:editing-cycles>2</meta:editing-cycles>
    <meta:generator>LibreOffice/7.5.1.2$MacOSX_X86_64 LibreOffice_project/fcbaee479e84c6cd81291587d2ee68cba099e129</meta:generator>
    <meta:document-statistic meta:table-count="1" meta:image-count="0" meta:object-count="0" meta:page-count="2" meta:paragraph-count="51" meta:word-count="331" meta:character-count="2476" meta:non-whitespace-character-count="2224"/>
  </office:meta>
</office:document-meta>
</file>